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selector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ustom2 (polar standard)</text:p>
          </table:table-cell>
          <table:table-cell office:value-type="string" calcext:value-type="string">
            <text:p>DIC</text:p>
          </table:table-cell>
          <table:table-cell office:value-type="float" office:value="0.528089" calcext:value-type="float">
            <text:p>0.528089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DIC</text:p>
          </table:table-cell>
          <table:table-cell office:value-type="float" office:value="0.533707" calcext:value-type="float">
            <text:p>0.533707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IC</text:p>
          </table:table-cell>
          <table:table-cell office:value-type="float" office:value="0.533707" calcext:value-type="float">
            <text:p>0.533707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ustom3 (polar delta)</text:p>
          </table:table-cell>
          <table:table-cell office:value-type="string" calcext:value-type="string">
            <text:p>DIC</text:p>
          </table:table-cell>
          <table:table-cell office:value-type="float" office:value="0.533707" calcext:value-type="float">
            <text:p>0.533707</text:p>
          </table:table-cell>
          <table:table-cell office:value-type="float" office:value="83" calcext:value-type="float">
            <text:p>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CV</text:p>
          </table:table-cell>
          <table:table-cell office:value-type="float" office:value="0.539325" calcext:value-type="float">
            <text:p>0.539325</text:p>
          </table:table-cell>
          <table:table-cell office:value-type="float" office:value="82" calcext:value-type="float">
            <text:p>8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ustom2 (polar standard)</text:p>
          </table:table-cell>
          <table:table-cell office:value-type="string" calcext:value-type="string">
            <text:p>CV</text:p>
          </table:table-cell>
          <table:table-cell office:value-type="float" office:value="0.54494" calcext:value-type="float">
            <text:p>0.54494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BIC</text:p>
          </table:table-cell>
          <table:table-cell office:value-type="float" office:value="0.5505617" calcext:value-type="float">
            <text:p>0.5505617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BIC</text:p>
          </table:table-cell>
          <table:table-cell office:value-type="float" office:value="0.5505617" calcext:value-type="float">
            <text:p>0.5505617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ustom2 (polar standard)</text:p>
          </table:table-cell>
          <table:table-cell office:value-type="string" calcext:value-type="string">
            <text:p>BIC</text:p>
          </table:table-cell>
          <table:table-cell office:value-type="float" office:value="0.556179" calcext:value-type="float">
            <text:p>0.556179</text:p>
          </table:table-cell>
          <table:table-cell office:value-type="float" office:value="79" calcext:value-type="float">
            <text:p>7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DIC</text:p>
          </table:table-cell>
          <table:table-cell office:value-type="float" office:value="0.5674157" calcext:value-type="float">
            <text:p>0.5674157</text:p>
          </table:table-cell>
          <table:table-cell office:value-type="float" office:value="77" calcext:value-type="float">
            <text:p>7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CV</text:p>
          </table:table-cell>
          <table:table-cell office:value-type="float" office:value="0.573033" calcext:value-type="float">
            <text:p>0.573033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ustom3 (polar delta)</text:p>
          </table:table-cell>
          <table:table-cell office:value-type="string" calcext:value-type="string">
            <text:p>CV</text:p>
          </table:table-cell>
          <table:table-cell office:value-type="float" office:value="0.573033" calcext:value-type="float">
            <text:p>0.573033</text:p>
          </table:table-cell>
          <table:table-cell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ustom3 (polar delta)</text:p>
          </table:table-cell>
          <table:table-cell office:value-type="string" calcext:value-type="string">
            <text:p>BIC</text:p>
          </table:table-cell>
          <table:table-cell office:value-type="float" office:value="0.595505" calcext:value-type="float">
            <text:p>0.595505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ustom1 (polar norm)</text:p>
          </table:table-cell>
          <table:table-cell office:value-type="string" calcext:value-type="string">
            <text:p>CV</text:p>
          </table:table-cell>
          <table:table-cell office:value-type="float" office:value="0.60674" calcext:value-type="float">
            <text:p>0.60674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ustom1 (polar norm)</text:p>
          </table:table-cell>
          <table:table-cell office:value-type="string" calcext:value-type="string">
            <text:p>DIC</text:p>
          </table:table-cell>
          <table:table-cell office:value-type="float" office:value="0.60674" calcext:value-type="float">
            <text:p>0.60674</text:p>
          </table:table-cell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ustom1 (polar norm)</text:p>
          </table:table-cell>
          <table:table-cell office:value-type="string" calcext:value-type="string">
            <text:p>BIC</text:p>
          </table:table-cell>
          <table:table-cell office:value-type="float" office:value="0.612359" calcext:value-type="float">
            <text:p>0.612359</text:p>
          </table:table-cell>
          <table:table-cell office:value-type="float" office:value="69" calcext:value-type="float">
            <text:p>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CV</text:p>
          </table:table-cell>
          <table:table-cell office:value-type="float" office:value="0.629213" calcext:value-type="float">
            <text:p>0.629213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BIC</text:p>
          </table:table-cell>
          <table:table-cell office:value-type="float" office:value="0.629213" calcext:value-type="float">
            <text:p>0.629213</text:p>
          </table:table-cell>
          <table:table-cell office:value-type="float" office:value="66" calcext:value-type="float">
            <text:p>66</text:p>
          </table:table-cell>
          <table:table-cell office:value-type="float" office:value="178" calcext:value-type="float">
            <text:p>178</text:p>
          </table:table-cell>
        </table:table-row>
      </table:table>
      <table:named-expressions/>
      <table:database-ranges>
        <table:database-range table:name="__Anonymous_Sheet_DB__0" table:target-range-address="Sheet1.A1:Sheet1.E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0:24:53.297770643</meta:creation-date>
    <dc:date>2017-04-01T10:04:12.667468613</dc:date>
    <meta:editing-duration>P3DT9H38M26S</meta:editing-duration>
    <meta:editing-cycles>6</meta:editing-cycles>
    <meta:generator>LibreOffice/5.1.6.2$Linux_X86_64 LibreOffice_project/10m0$Build-2</meta:generator>
    <meta:document-statistic meta:table-count="1" meta:cell-count="95" meta:object-count="0"/>
  </office:meta>
</office:document-meta>
</file>